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b434a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oals for years 2020-2023</text:span></text:p>
      <text:p text:style-name="P2"><text:span text:style-name="T2"/></text:p>
      <text:list text:style-name="WWNum1">
        <text:list-item>
          <text:p text:style-name="P3"><text:span text:style-name="T2">Be a Sr. Software Engineer at a reputable IT firm</text:span></text:p>
        </text:list-item>
        <text:list-item>
          <text:p text:style-name="P3"><text:span text:style-name="T2">Earn a monthly income of at least Rs. 1,</text:span><text:span text:style-name="T3">5</text:span><text:span text:style-name="T2">0,000 </text:span></text:p>
        </text:list-item>
        <text:list-item>
          <text:p text:style-name="P3"><text:span text:style-name="T2">Give Rs. </text:span><text:span text:style-name="T3">2</text:span><text:span text:style-name="T2">0,000/ month to my parents</text:span></text:p>
        </text:list-item>
        <text:list-item>
          <text:p text:style-name="P3"><text:span text:style-name="T2">Buy a car for m</text:span><text:span text:style-name="T3">y family</text:span></text:p>
        </text:list-item>
        <text:list-item>
          <text:p text:style-name="P3"><text:span text:style-name="T2">A tour to </text:span><text:span text:style-name="T3">​​​​Mecca and Madin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1T11:08:41.412000000</dc:date>
    <meta:editing-duration>PT1M48S</meta:editing-duration>
    <meta:editing-cycles>1</meta:editing-cycles>
    <meta:document-statistic meta:table-count="0" meta:image-count="0" meta:object-count="0" meta:page-count="1" meta:paragraph-count="6" meta:word-count="47" meta:character-count="220" meta:non-whitespace-character-count="179"/>
    <meta:generator>LibreOffice/7.4.2.3$Windows_X86_64 LibreOffice_project/382eef1f22670f7f4118c8c2dd222ec7ad009daf</meta:generator>
  </office:meta>
</office:document-meta>
</file>